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2ff02" officeooo:paragraph-rsid="0002ff02"/>
    </style:style>
    <style:style style:name="P2" style:family="paragraph" style:parent-style-name="Header">
      <style:paragraph-properties fo:text-align="end" style:justify-single-word="false"/>
      <style:text-properties officeooo:rsid="0002ff02" officeooo:paragraph-rsid="0002ff02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Heading_20_2">
      <style:text-properties officeooo:paragraph-rsid="0002ff02"/>
    </style:style>
    <style:style style:name="P6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8" style:family="paragraph" style:parent-style-name="Preformatted_20_Text">
      <style:paragraph-properties style:writing-mode="lr-tb"/>
    </style:style>
    <style:style style:name="P9" style:family="paragraph" style:parent-style-name="Preformatted_20_Text">
      <style:paragraph-properties fo:margin-top="0cm" fo:margin-bottom="0.499cm" style:contextual-spacing="false" style:writing-mode="lr-tb"/>
    </style:style>
    <style:style style:name="P10" style:family="paragraph" style:parent-style-name="Text_20_body">
      <style:text-properties officeooo:paragraph-rsid="0002ff02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paragraph-properties fo:margin-top="0cm" fo:margin-bottom="0cm" style:contextual-spacing="false"/>
    </style:style>
    <style:style style:name="P13" style:family="paragraph" style:parent-style-name="Text_20_body" style:list-style-name="L2"/>
    <style:style style:name="P14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officeooo:rsid="00041ec9"/>
    </style:style>
    <style:style style:name="T2" style:family="text">
      <style:text-properties officeooo:rsid="0002ff02" fo:background-color="#ffff00" loext:char-shading-value="0"/>
    </style:style>
    <style:style style:name="T3" style:family="text">
      <style:text-properties officeooo:rsid="0002ff02" fo:background-color="transparent" loext:char-shading-value="0"/>
    </style:style>
    <style:style style:name="T4" style:family="text">
      <style:text-properties officeooo:rsid="0002ff02" fo:background-color="transparent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ÓDULO 1: <text:span text:style-name="T1">uso de netplan y de nmcli</text:span></text:p>
      <text:p text:style-name="Text_20_body"/>
      <text:p text:style-name="P10"><text:span text:style-name="T2">Hailuo AI</text:span></text:p>
      <text:h text:style-name="P5" text:outline-level="2"><text:span text:style-name="Strong_20_Emphasis"><text:span text:style-name="T4">1.</text:span></text:span><text:span text:style-name="Strong_20_Emphasis"><text:span text:style-name="T2"> </text:span></text:span><text:span text:style-name="Strong_20_Emphasis"><text:span text:style-name="T4">Configuración en Ubuntu Server 24.04 con Netplan</text:span></text:span></text:h>
      <text:h text:style-name="Heading_20_3" text:outline-level="3"><text:span text:style-name="Strong_20_Emphasis">1.1. Configurar la interfaz en VirtualBox</text:span></text:h>
      <text:list text:style-name="L1">
        <text:list-item>
          <text:p text:style-name="P12"><text:span text:style-name="Strong_20_Emphasis">Abrir VirtualBox</text:span>, seleccionar la VM <text:span text:style-name="Source_20_Text">srv-u-1</text:span> y entrar en <text:span text:style-name="Strong_20_Emphasis">Configuración &gt; Red</text:span>. </text:p>
        </text:list-item>
        <text:list-item>
          <text:p text:style-name="P12">En <text:span text:style-name="Strong_20_Emphasis">Adaptador 1</text:span>, seleccionar <text:span text:style-name="Strong_20_Emphasis">Conectado a: Adaptador puente</text:span>. </text:p>
        </text:list-item>
        <text:list-item>
          <text:p text:style-name="P12">Seleccionar el adaptador de red físico adecuado en <text:span text:style-name="Strong_20_Emphasis">Nombre</text:span>. </text:p>
        </text:list-item>
        <text:list-item>
          <text:p text:style-name="P11">Aceptar y cerrar. </text:p>
        </text:list-item>
      </text:list>
      <text:h text:style-name="Heading_20_3" text:outline-level="3"><text:span text:style-name="Strong_20_Emphasis">1.2. Realizar un backup del archivo de configuración de Netplan</text:span></text:h>
      <text:p text:style-name="Preformatted_20_Text"/>
      <text:p text:style-name="P7"><text:span text:style-name="Source_20_Text">sudo cp /etc/netplan/00-installer-config.yaml /etc/netplan/00-installer-config.yaml.bak</text:span></text:p>
      <text:h text:style-name="Heading_20_3" text:outline-level="3"><text:span text:style-name="Strong_20_Emphasis">1.3. Editar el archivo de configuración de Netplan</text:span></text:h>
      <text:p text:style-name="Preformatted_20_Text"/>
      <text:p text:style-name="P7"><text:span text:style-name="Source_20_Text">sudo nano /etc/netplan/00-installer-config.yaml</text:span></text:p>
      <text:h text:style-name="Heading_20_4" text:outline-level="4"><text:span text:style-name="Strong_20_Emphasis">Añadir la configuración de la interfaz enp0s3</text:span></text:h>
      <text:p text:style-name="Preformatted_20_Text">yaml</text:p>
      <text:p text:style-name="Preformatted_20_Text">CopiarEditar</text:p>
      <text:p text:style-name="P6"><text:span text:style-name="Source_20_Text">network:</text:span></text:p>
      <text:p text:style-name="P8"><text:span text:style-name="Source_20_Text"><text:s text:c="2"/>version: 2</text:span></text:p>
      <text:p text:style-name="P8"><text:span text:style-name="Source_20_Text"><text:s text:c="2"/>renderer: networkd</text:span></text:p>
      <text:p text:style-name="P8"><text:span text:style-name="Source_20_Text"><text:s text:c="2"/>ethernets:</text:span></text:p>
      <text:p text:style-name="P8"><text:span text:style-name="Source_20_Text"><text:s text:c="4"/>enp0s3:</text:span></text:p>
      <text:p text:style-name="P8"><text:span text:style-name="Source_20_Text"><text:s text:c="6"/>dhcp4: false</text:span></text:p>
      <text:p text:style-name="P8"><text:span text:style-name="Source_20_Text"><text:s text:c="6"/>addresses:</text:span></text:p>
      <text:p text:style-name="P8"><text:span text:style-name="Source_20_Text"><text:s text:c="8"/>- 10.1.1.100/24</text:span></text:p>
      <text:p text:style-name="P8"><text:span text:style-name="Source_20_Text"><text:s text:c="6"/>routes:</text:span></text:p>
      <text:p text:style-name="P8"><text:span text:style-name="Source_20_Text"><text:s text:c="8"/>- to: 0.0.0.0/0</text:span></text:p>
      <text:p text:style-name="P8"><text:span text:style-name="Source_20_Text"><text:s text:c="10"/>via: 10.1.1.1</text:span></text:p>
      <text:p text:style-name="P8"><text:span text:style-name="Source_20_Text"><text:s text:c="6"/>nameservers:</text:span></text:p>
      <text:p text:style-name="P8"><text:span text:style-name="Source_20_Text"><text:s text:c="8"/>addresses:</text:span></text:p>
      <text:p text:style-name="P9"><text:span text:style-name="Source_20_Text"><text:s text:c="10"/>- 1.1.1.1</text:span></text:p>
      <text:h text:style-name="Heading_20_3" text:outline-level="3"><text:soft-page-break/><text:span text:style-name="Strong_20_Emphasis">1.4. Aplicar la configuración</text:span></text:h>
      <text:p text:style-name="Preformatted_20_Text"/>
      <text:p text:style-name="P7"><text:span text:style-name="Source_20_Text">sudo netplan apply</text:span></text:p>
      <text:h text:style-name="Heading_20_3" text:outline-level="3"><text:span text:style-name="Strong_20_Emphasis">1.5. Verificar la configuración</text:span></text:h>
      <text:p text:style-name="Preformatted_20_Text"/>
      <text:p text:style-name="P6"><text:span text:style-name="Source_20_Text">ip a show enp0s3</text:span></text:p>
      <text:p text:style-name="P8"><text:span text:style-name="Source_20_Text">ip route show</text:span></text:p>
      <text:p text:style-name="P9"><text:span text:style-name="Source_20_Text">cat /etc/resolv.conf</text:span></text:p>
      <text:p text:style-name="Horizontal_20_Line"/>
      <text:h text:style-name="Heading_20_2" text:outline-level="2"><text:span text:style-name="Strong_20_Emphasis">2. Configuración en Rocky Linux 9.4 con nmcli</text:span></text:h>
      <text:h text:style-name="Heading_20_3" text:outline-level="3"><text:span text:style-name="Strong_20_Emphasis">2.1. Configurar la interfaz en VirtualBox</text:span></text:h>
      <text:list text:style-name="L2">
        <text:list-item>
          <text:p text:style-name="P14"><text:span text:style-name="Strong_20_Emphasis">Abrir VirtualBox</text:span>, seleccionar la VM <text:span text:style-name="Source_20_Text">srv-r-1</text:span> y entrar en <text:span text:style-name="Strong_20_Emphasis">Configuración &gt; Red</text:span>. </text:p>
        </text:list-item>
        <text:list-item>
          <text:p text:style-name="P14">En <text:span text:style-name="Strong_20_Emphasis">Adaptador 1</text:span>, seleccionar <text:span text:style-name="Strong_20_Emphasis">Conectado a: Adaptador puente</text:span>. </text:p>
        </text:list-item>
        <text:list-item>
          <text:p text:style-name="P14">Seleccionar el adaptador de red físico adecuado en <text:span text:style-name="Strong_20_Emphasis">Nombre</text:span>. </text:p>
        </text:list-item>
        <text:list-item>
          <text:p text:style-name="P13">Aceptar y cerrar. </text:p>
        </text:list-item>
      </text:list>
      <text:h text:style-name="Heading_20_3" text:outline-level="3"><text:span text:style-name="Strong_20_Emphasis">2.2. Realizar un backup de la configuración de NetworkManager</text:span></text:h>
      <text:p text:style-name="Preformatted_20_Text"/>
      <text:p text:style-name="P7"><text:span text:style-name="Source_20_Text">sudo cp /etc/sysconfig/network-scripts/ifcfg-enp0s3 /etc/sysconfig/network-scripts/ifcfg-enp0s3.bak</text:span></text:p>
      <text:h text:style-name="Heading_20_3" text:outline-level="3"><text:span text:style-name="Strong_20_Emphasis">2.3. Configurar la interfaz con nmcli</text:span></text:h>
      <text:p text:style-name="Preformatted_20_Text"/>
      <text:p text:style-name="P6"><text:span text:style-name="Source_20_Text">sudo nmcli con mod enp0s3 ipv4.method manual ipv4.addresses 10.1.1.101/24</text:span></text:p>
      <text:p text:style-name="P8"><text:span text:style-name="Source_20_Text">sudo nmcli con mod enp0s3 ipv4.gateway 10.1.1.1</text:span></text:p>
      <text:p text:style-name="P8"><text:span text:style-name="Source_20_Text">sudo nmcli con mod enp0s3 ipv4.dns 1.1.1.1</text:span></text:p>
      <text:p text:style-name="P9"><text:span text:style-name="Source_20_Text">sudo nmcli con mod enp0s3 connection.autoconnect yes</text:span></text:p>
      <text:h text:style-name="Heading_20_3" text:outline-level="3"><text:span text:style-name="Strong_20_Emphasis">2.4. Aplicar la configuración</text:span></text:h>
      <text:p text:style-name="Preformatted_20_Text"/>
      <text:p text:style-name="P7"><text:span text:style-name="Source_20_Text">sudo nmcli con up enp0s3</text:span></text:p>
      <text:h text:style-name="Heading_20_3" text:outline-level="3"><text:span text:style-name="Strong_20_Emphasis">2.5. Verificar la configuración</text:span></text:h>
      <text:p text:style-name="Preformatted_20_Text">bash</text:p>
      <text:p text:style-name="Preformatted_20_Text">CopiarEditar</text:p>
      <text:p text:style-name="P6"><text:span text:style-name="Source_20_Text">ip a show enp0s3</text:span></text:p>
      <text:p text:style-name="P8"><text:span text:style-name="Source_20_Text">ip route show</text:span></text:p>
      <text:p text:style-name="P9"><text:span text:style-name="Source_20_Text">cat /etc/resolv.conf</text:span></text:p>
      <text:p text:style-name="P10"><text:soft-page-break/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2ff02" officeooo:paragraph-rsid="0002ff02"/>
    </style:style>
    <style:style style:name="MP2" style:family="paragraph" style:parent-style-name="Header">
      <style:paragraph-properties fo:text-align="end" style:justify-single-word="false"/>
      <style:text-properties officeooo:rsid="0002ff02" officeooo:paragraph-rsid="0002ff02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PIC Devop tools</text:p>
        <text:p text:style-name="MP2">CFTIC Getafe 24/1520</text:p>
      </style:header>
      <style:footer>
        <text:p text:style-name="MP3"><text:bookmark-start text:name="PageNumWizard_FOOTER_Estilo de página predeterminado1"/><text:page-number text:select-page="current">1</text:page-number><text:s/>/ <text:page-count>3</text:page-count><text:bookmark-end text:name="PageNumWizard_FOOTER_Estilo de página predeterminado1"/></text:p>
      </style:footer>
      <style:footer-left>
        <text:p text:style-name="MP3"><text:bookmark-start text:name="PageNumWizard_FOOTER_Estilo de página predeterminado2"/><text:page-number text:select-page="current">2</text:page-number><text:s/>/ <text:page-count>3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7:03:02.282380017</meta:creation-date>
    <dc:date>2025-03-17T19:38:57.151152078</dc:date>
    <meta:editing-duration>PT5M7S</meta:editing-duration>
    <meta:editing-cycles>2</meta:editing-cycles>
    <meta:generator>LibreOffice/24.2.2.2$Linux_X86_64 LibreOffice_project/d56cc158d8a96260b836f100ef4b4ef25d6f1a01</meta:generator>
    <meta:document-statistic meta:table-count="0" meta:image-count="0" meta:object-count="0" meta:page-count="3" meta:paragraph-count="60" meta:word-count="271" meta:character-count="1939" meta:non-whitespace-character-count="1650"/>
  </office:meta>
</office:document-meta>
</file>